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35" calcext:value-type="float">
            <text:p>0.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45" calcext:value-type="float">
            <text:p>0.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55" calcext:value-type="float">
            <text:p>0.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65" calcext:value-type="float">
            <text:p>0.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75" calcext:value-type="float">
            <text:p>0.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85" calcext:value-type="float">
            <text:p>0.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9" calcext:value-type="float">
            <text:p>0.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2">
          <table:table-cell/>
          <table:table-cell table:style-name="ce2" table:number-columns-repeated="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45" calcext:value-type="float">
            <text:p>0.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85" calcext:value-type="float">
            <text:p>0.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0:56:21.48842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6:42:09.820872839</meta:creation-date>
    <dc:title>Tables</dc:title>
    <dc:date>2017-11-27T11:49:23.017710842</dc:date>
    <meta:editing-duration>PT46M3S</meta:editing-duration>
    <meta:editing-cycles>2</meta:editing-cycles>
    <meta:generator>LibreOffice/5.2.5.1$Linux_X86_64 LibreOffice_project/20m0$Build-1</meta:generator>
    <meta:document-statistic meta:table-count="1" meta:cell-count="120" meta:object-count="0"/>
  </office:meta>
</office:document-meta>
</file>